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Text_20_body">
      <style:text-properties officeooo:paragraph-rsid="0035eba3"/>
    </style:style>
    <style:style style:name="P15" style:family="paragraph" style:parent-style-name="Text_20_body">
      <style:text-properties officeooo:rsid="0038144c" officeooo:paragraph-rsid="0038144c"/>
    </style:style>
    <style:style style:name="P16" style:family="paragraph" style:parent-style-name="Text_20_body">
      <style:text-properties officeooo:rsid="00556f70" officeooo:paragraph-rsid="00556f70"/>
    </style:style>
    <style:style style:name="P17"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8"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9"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0" style:family="paragraph" style:parent-style-name="Standard">
      <style:paragraph-properties fo:margin-top="0cm" fo:margin-bottom="0.3cm" loext:contextual-spacing="false" fo:text-align="center" style:justify-single-word="false"/>
      <style:text-properties style:font-name="Albany" fo:font-size="18pt" fo:font-weight="bold" officeooo:rsid="004fd984" officeooo:paragraph-rsid="004fd984"/>
    </style:style>
    <style:style style:name="P21" style:family="paragraph" style:parent-style-name="Table_20_Contents">
      <style:paragraph-properties style:writing-mode="lr-tb"/>
    </style:style>
    <style:style style:name="P22" style:family="paragraph" style:parent-style-name="Footnote">
      <style:text-properties officeooo:rsid="001ac3b8" officeooo:paragraph-rsid="001ac3b8"/>
    </style:style>
    <style:style style:name="P23" style:family="paragraph" style:parent-style-name="Footnote">
      <style:text-properties officeooo:rsid="003a9d11" officeooo:paragraph-rsid="003a9d11"/>
    </style:style>
    <style:style style:name="P24" style:family="paragraph" style:parent-style-name="Footnote">
      <style:text-properties officeooo:rsid="0054ddad" officeooo:paragraph-rsid="0054ddad"/>
    </style:style>
    <style:style style:name="P25" style:family="paragraph" style:parent-style-name="Preformatted_20_Text">
      <style:text-properties officeooo:rsid="001fd834" officeooo:paragraph-rsid="001fd834"/>
    </style:style>
    <style:style style:name="P26" style:family="paragraph" style:parent-style-name="Preformatted_20_Text">
      <style:text-properties officeooo:paragraph-rsid="001fd834"/>
    </style:style>
    <style:style style:name="P27" style:family="paragraph" style:parent-style-name="Preformatted_20_Text">
      <style:text-properties officeooo:rsid="002fab3d" officeooo:paragraph-rsid="002fab3d"/>
    </style:style>
    <style:style style:name="P28" style:family="paragraph" style:parent-style-name="Preformatted_20_Text">
      <style:text-properties officeooo:rsid="002fab3d" officeooo:paragraph-rsid="0034514d"/>
    </style:style>
    <style:style style:name="P29" style:family="paragraph" style:parent-style-name="Table_20_Contents">
      <style:text-properties officeooo:paragraph-rsid="002b8296"/>
    </style:style>
    <style:style style:name="P30" style:family="paragraph" style:parent-style-name="Table_20_Contents">
      <style:text-properties officeooo:rsid="002d352a" officeooo:paragraph-rsid="002d352a"/>
    </style:style>
    <style:style style:name="P31" style:family="paragraph" style:parent-style-name="Table_20_Contents">
      <style:text-properties officeooo:paragraph-rsid="002fab3d"/>
    </style:style>
    <style:style style:name="P32" style:family="paragraph" style:parent-style-name="Table_20_Contents">
      <style:text-properties officeooo:paragraph-rsid="0035eba3"/>
    </style:style>
    <style:style style:name="P33" style:family="paragraph" style:parent-style-name="Table_20_Contents">
      <style:text-properties officeooo:rsid="0035eba3" officeooo:paragraph-rsid="0035eba3"/>
    </style:style>
    <style:style style:name="P34" style:family="paragraph" style:parent-style-name="Table_20_Contents">
      <style:text-properties officeooo:rsid="0035f7f9" officeooo:paragraph-rsid="0035f7f9"/>
    </style:style>
    <style:style style:name="P35" style:family="paragraph" style:parent-style-name="Table_20_Contents">
      <style:text-properties officeooo:paragraph-rsid="0038144c"/>
    </style:style>
    <style:style style:name="P36" style:family="paragraph" style:parent-style-name="Table_20_Contents">
      <style:text-properties officeooo:paragraph-rsid="005317dc"/>
    </style:style>
    <style:style style:name="P37" style:family="paragraph" style:parent-style-name="Table_20_Contents">
      <style:text-properties officeooo:rsid="005317dc" officeooo:paragraph-rsid="005317dc"/>
    </style:style>
    <style:style style:name="P38" style:family="paragraph" style:parent-style-name="Table_20_Contents">
      <style:text-properties officeooo:rsid="00556f70" officeooo:paragraph-rsid="00556f70"/>
    </style:style>
    <style:style style:name="P39" style:family="paragraph" style:parent-style-name="Table_20_Heading">
      <style:text-properties officeooo:paragraph-rsid="002fab3d"/>
    </style:style>
    <style:style style:name="P40" style:family="paragraph" style:parent-style-name="Heading_20_4">
      <style:text-properties officeooo:rsid="00497796"/>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6">
      <style:text-properties officeooo:paragraph-rsid="001aa70e"/>
    </style:style>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3"/>
    <style:style style:name="P57" style:family="paragraph" style:parent-style-name="Text_20_body" style:list-style-name="L13">
      <style:text-properties officeooo:rsid="0026b616" officeooo:paragraph-rsid="0026b616"/>
    </style:style>
    <style:style style:name="P58" style:family="paragraph" style:parent-style-name="Text_20_body" style:list-style-name="L14"/>
    <style:style style:name="P59" style:family="paragraph" style:parent-style-name="Text_20_body" style:list-style-name="L15"/>
    <style:style style:name="P60" style:family="paragraph" style:parent-style-name="Heading_20_2">
      <style:text-properties officeooo:rsid="002e5590" officeooo:paragraph-rsid="002e5590"/>
    </style:style>
    <style:style style:name="P61" style:family="paragraph" style:parent-style-name="Heading_20_2">
      <style:text-properties officeooo:paragraph-rsid="002fab3d"/>
    </style:style>
    <style:style style:name="P62" style:family="paragraph" style:parent-style-name="Heading_20_3">
      <style:text-properties officeooo:paragraph-rsid="0035eba3"/>
    </style:style>
    <style:style style:name="P63" style:family="paragraph" style:parent-style-name="Table_20_Contents" style:list-style-name="L12"/>
    <style:style style:name="P64" style:family="paragraph" style:parent-style-name="Preformatted_20_Text" style:list-style-name="L10"/>
    <style:style style:name="P65" style:family="paragraph" style:parent-style-name="Text_20_body_20_left_20_justified">
      <style:text-properties officeooo:paragraph-rsid="00567f92"/>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fd984" style:font-style-asian="italic" style:font-style-complex="italic"/>
    </style:style>
    <style:style style:name="T5" style:family="text">
      <style:text-properties fo:font-style="italic" officeooo:rsid="005317dc"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1aa70e" style:font-weight-asian="bold" style:font-weight-complex="bold"/>
    </style:style>
    <style:style style:name="T9" style:family="text">
      <style:text-properties fo:font-weight="bold" officeooo:rsid="0024e3e8" style:font-weight-asian="bold" style:font-weight-complex="bold"/>
    </style:style>
    <style:style style:name="T10" style:family="text">
      <style:text-properties fo:font-weight="bold" officeooo:rsid="003ba6ea"/>
    </style:style>
    <style:style style:name="T11" style:family="text">
      <style:text-properties fo:font-style="normal" style:font-style-asian="normal" style:font-style-complex="normal"/>
    </style:style>
    <style:style style:name="T12" style:family="text">
      <style:text-properties fo:font-style="normal" officeooo:rsid="004fd984" style:font-style-asian="normal" style:font-style-complex="normal"/>
    </style:style>
    <style:style style:name="T13" style:family="text">
      <style:text-properties fo:font-size="10pt" style:font-size-asian="10pt" style:font-size-complex="10pt"/>
    </style:style>
    <style:style style:name="T14" style:family="text">
      <style:text-properties fo:font-size="16pt" style:font-size-asian="16pt" style:font-size-complex="16pt"/>
    </style:style>
    <style:style style:name="T15" style:family="text">
      <style:text-properties fo:font-size="16pt" officeooo:rsid="001aa70e" style:font-size-asian="16pt" style:font-size-complex="16pt"/>
    </style:style>
    <style:style style:name="T16" style:family="text">
      <style:text-properties fo:language="fr" fo:country="FR"/>
    </style:style>
    <style:style style:name="T17" style:family="text">
      <style:text-properties officeooo:rsid="001aa70e"/>
    </style:style>
    <style:style style:name="T18" style:family="text">
      <style:text-properties officeooo:rsid="0019dbe1"/>
    </style:style>
    <style:style style:name="T19" style:family="text">
      <style:text-properties officeooo:rsid="001d17d4"/>
    </style:style>
    <style:style style:name="T20" style:family="text">
      <style:text-properties officeooo:rsid="001f25e1"/>
    </style:style>
    <style:style style:name="T21" style:family="text">
      <style:text-properties officeooo:rsid="001fd834"/>
    </style:style>
    <style:style style:name="T22" style:family="text">
      <style:text-properties officeooo:rsid="001fe828"/>
    </style:style>
    <style:style style:name="T23" style:family="text">
      <style:text-properties officeooo:rsid="00210671"/>
    </style:style>
    <style:style style:name="T24" style:family="text">
      <style:text-properties officeooo:rsid="0021a48e"/>
    </style:style>
    <style:style style:name="T25" style:family="text">
      <style:text-properties officeooo:rsid="0022e689"/>
    </style:style>
    <style:style style:name="T26" style:family="text">
      <style:text-properties officeooo:rsid="002396cd"/>
    </style:style>
    <style:style style:name="T27" style:family="text">
      <style:text-properties officeooo:rsid="0024e3e8"/>
    </style:style>
    <style:style style:name="T28" style:family="text">
      <style:text-properties officeooo:rsid="0024e3e8" style:font-weight-asian="normal" style:font-weight-complex="normal"/>
    </style:style>
    <style:style style:name="T29" style:family="text">
      <style:text-properties officeooo:rsid="0025f38f"/>
    </style:style>
    <style:style style:name="T30" style:family="text">
      <style:text-properties officeooo:rsid="00293676"/>
    </style:style>
    <style:style style:name="T31" style:family="text">
      <style:text-properties officeooo:rsid="002b6ba5"/>
    </style:style>
    <style:style style:name="T32" style:family="text">
      <style:text-properties officeooo:rsid="002b8296"/>
    </style:style>
    <style:style style:name="T33" style:family="text">
      <style:text-properties officeooo:rsid="00301c65"/>
    </style:style>
    <style:style style:name="T34" style:family="text">
      <style:text-properties officeooo:rsid="00318180"/>
    </style:style>
    <style:style style:name="T35" style:family="text">
      <style:text-properties officeooo:rsid="002fab3d"/>
    </style:style>
    <style:style style:name="T36" style:family="text">
      <style:text-properties officeooo:rsid="0034514d"/>
    </style:style>
    <style:style style:name="T37" style:family="text">
      <style:text-properties officeooo:rsid="0035b0cc"/>
    </style:style>
    <style:style style:name="T38" style:family="text">
      <style:text-properties officeooo:rsid="0035eba3"/>
    </style:style>
    <style:style style:name="T39" style:family="text">
      <style:text-properties officeooo:rsid="0038144c"/>
    </style:style>
    <style:style style:name="T40" style:family="text">
      <style:text-properties officeooo:rsid="0039e2ed"/>
    </style:style>
    <style:style style:name="T41" style:family="text">
      <style:text-properties officeooo:rsid="003a9d11"/>
    </style:style>
    <style:style style:name="T42" style:family="text">
      <style:text-properties officeooo:rsid="003f3744"/>
    </style:style>
    <style:style style:name="T43" style:family="text">
      <style:text-properties officeooo:rsid="004119ff"/>
    </style:style>
    <style:style style:name="T44" style:family="text">
      <style:text-properties officeooo:rsid="004368ac"/>
    </style:style>
    <style:style style:name="T45" style:family="text">
      <style:text-properties officeooo:rsid="004438e7"/>
    </style:style>
    <style:style style:name="T46" style:family="text">
      <style:text-properties officeooo:rsid="0044769c"/>
    </style:style>
    <style:style style:name="T47" style:family="text">
      <style:text-properties officeooo:rsid="0045f999"/>
    </style:style>
    <style:style style:name="T48" style:family="text">
      <style:text-properties officeooo:rsid="0047c9e0"/>
    </style:style>
    <style:style style:name="T49" style:family="text">
      <style:text-properties officeooo:rsid="004938d6"/>
    </style:style>
    <style:style style:name="T50" style:family="text">
      <style:text-properties officeooo:rsid="004fd984"/>
    </style:style>
    <style:style style:name="T51" style:family="text">
      <style:text-properties officeooo:rsid="005317dc"/>
    </style:style>
    <style:style style:name="T52" style:family="text">
      <style:text-properties officeooo:rsid="0054ddad"/>
    </style:style>
    <style:style style:name="T53" style:family="text">
      <style:text-properties officeooo:rsid="00556f70"/>
    </style:style>
    <style:style style:name="T54" style:family="text">
      <style:text-properties officeooo:rsid="00567f92"/>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User's manual for</text:p>
      <text:p text:style-name="P19"><draw:frame draw:style-name="fr1" draw:name="Graphic1" text:anchor-type="as-char" svg:width="10.978cm" svg:height="2.064cm" draw:z-index="0"><draw:image xlink:href="../w2llogo.png" xlink:type="simple" xlink:show="embed" xlink:actuate="onLoad"/></draw:frame></text:p>
      <text:p text:style-name="P20">Converter library and LibreOffice extension supporting LaTeX, BibTeX and HTML5</text:p>
      <text:p text:style-name="P18">version 1.<text:span text:style-name="T42">9.1 alpha</text:span> test release</text:p>
      <text:p text:style-name="P17">© 2002–201<text:span text:style-name="T41">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41">1 <text:a xlink:type="simple" xlink:href="#__RefHeading__4539_1948605489" text:style-name="Internet_20_link" text:visited-style-name="Internet_20_link">Introduction</text:a><text:tab/>3</text:p>
          <text:p text:style-name="P42">1.1 <text:a xlink:type="simple" xlink:href="#__RefHeading__4541_1948605489" text:style-name="Internet_20_link" text:visited-style-name="Internet_20_link">What is Writer2LaTeX?</text:a><text:tab/>3</text:p>
          <text:p text:style-name="P42">1.2 <text:a xlink:type="simple" xlink:href="#__RefHeading__4543_1948605489" text:style-name="Internet_20_link" text:visited-style-name="Internet_20_link">More about LaTeX and BibTeX support</text:a><text:tab/>3</text:p>
          <text:p text:style-name="P42">1.3 <text:a xlink:type="simple" xlink:href="#__RefHeading__4545_1948605489" text:style-name="Internet_20_link" text:visited-style-name="Internet_20_link">More about HTML5 support</text:a><text:tab/>4</text:p>
          <text:p text:style-name="P41">2 <text:a xlink:type="simple" xlink:href="#__RefHeading__4547_1948605489" text:style-name="Internet_20_link" text:visited-style-name="Internet_20_link">Using the extensions</text:a><text:tab/>5</text:p>
          <text:p text:style-name="P42">2.1 <text:a xlink:type="simple" xlink:href="#__RefHeading__4549_1948605489" text:style-name="Internet_20_link" text:visited-style-name="Internet_20_link">Installing of the extensions</text:a><text:tab/>5</text:p>
          <text:p text:style-name="P42">2.2 <text:a xlink:type="simple" xlink:href="#__RefHeading__4551_1948605489" text:style-name="Internet_20_link" text:visited-style-name="Internet_20_link">Using the extensions</text:a><text:tab/>5</text:p>
          <text:p text:style-name="P42">2.3 <text:a xlink:type="simple" xlink:href="#__RefHeading__4787_2050738568" text:style-name="Internet_20_link" text:visited-style-name="Internet_20_link">Exporting from the command line</text:a><text:tab/>5</text:p>
          <text:p text:style-name="P42">2.4 <text:a xlink:type="simple" xlink:href="#__RefHeading__4559_1948605489" text:style-name="Internet_20_link" text:visited-style-name="Internet_20_link">Custom configuration</text:a><text:tab/>6</text:p>
          <text:p text:style-name="P42">2.5 <text:a xlink:type="simple" xlink:href="#__RefHeading__4561_1948605489" text:style-name="Internet_20_link" text:visited-style-name="Internet_20_link">Configuration packages</text:a><text:tab/>6</text:p>
          <text:p text:style-name="P41">3 <text:a xlink:type="simple" xlink:href="#__RefHeading__4563_1948605489" text:style-name="Internet_20_link" text:visited-style-name="Internet_20_link">Using the command line utility</text:a><text:tab/>10</text:p>
          <text:p text:style-name="P42">3.1 <text:a xlink:type="simple" xlink:href="#__RefHeading__4565_1948605489" text:style-name="Internet_20_link" text:visited-style-name="Internet_20_link">How to install Writer2LaTeX for command line usage</text:a><text:tab/>10</text:p>
          <text:p text:style-name="P42">3.2 <text:a xlink:type="simple" xlink:href="#__RefHeading__4567_1948605489" text:style-name="Internet_20_link" text:visited-style-name="Internet_20_link">Using the command line utility</text:a><text:tab/>11</text:p>
          <text:p text:style-name="P41">4 <text:a xlink:type="simple" xlink:href="#__RefHeading__4569_1948605489" text:style-name="Internet_20_link" text:visited-style-name="Internet_20_link">Configuration</text:a><text:tab/>13</text:p>
          <text:p text:style-name="P42">4.1 <text:a xlink:type="simple" xlink:href="#__RefHeading__4571_1948605489" text:style-name="Internet_20_link" text:visited-style-name="Internet_20_link">LaTeX configuration</text:a><text:tab/>13</text:p>
          <text:p text:style-name="P42">4.2 <text:a xlink:type="simple" xlink:href="#__RefHeading__4573_1948605489" text:style-name="Internet_20_link" text:visited-style-name="Internet_20_link">HTML5 configuration</text:a><text:tab/>24</text:p>
          <text:p text:style-name="P42">4.3 <text:a xlink:type="simple" xlink:href="#__RefHeading__4575_1948605489" text:style-name="Internet_20_link" text:visited-style-name="Internet_20_link">Using LibreOffice to create HTML5 documents</text:a><text:tab/>33</text:p>
          <text:p text:style-name="P41">5 <text:a xlink:type="simple" xlink:href="#__RefHeading__4583_1948605489" text:style-name="Internet_20_link" text:visited-style-name="Internet_20_link">The LaTeX package ooomath.sty</text:a><text:tab/>35</text:p>
          <text:p text:style-name="P41">6 <text:a xlink:type="simple" xlink:href="#__RefHeading__4585_1948605489" text:style-name="Internet_20_link" text:visited-style-name="Internet_20_link">Using Writer2LaTeX from another application</text:a><text:tab/>36</text:p>
          <text:p text:style-name="P42">6.1 <text:a xlink:type="simple" xlink:href="#__RefHeading__4587_1948605489" text:style-name="Internet_20_link" text:visited-style-name="Internet_20_link">Using Writer2LaTeX from a Java application</text:a><text:tab/>36</text:p>
          <text:p text:style-name="P42">6.2 <text:a xlink:type="simple" xlink:href="#__RefHeading__4589_1948605489" text:style-name="Internet_20_link" text:visited-style-name="Internet_20_link">Using Writer2LaTeX from a Basic macro</text:a><text:tab/>37</text:p>
          <text:p text:style-name="P42">6.3 <text:a xlink:type="simple" xlink:href="#__RefHeading__4593_1948605489" text:style-name="Internet_20_link" text:visited-style-name="Internet_20_link">Converting from StarMath with a Basic macro</text:a><text:tab/>38</text:p>
          <text:p text:style-name="P41">7 <text:a xlink:type="simple" xlink:href="#__RefHeading__4595_1948605489" text:style-name="Internet_20_link" text:visited-style-name="Internet_20_link">Troubleshooting</text:a><text:tab/>39</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 – in particular documents containing formulas – into other formats. <text:span text:style-name="T50">Three formats are supported:</text:span></text:p>
      <text:list xml:id="list6298567113319751711" text:style-name="L1">
        <text:list-item>
          <text:p text:style-name="P44"><text:span text:style-name="T50">You can convert </text:span>OpenDocument text documents to LaTeX 2e.</text:p>
        </text:list-item>
        <text:list-item>
          <text:p text:style-name="P44"><text:span text:style-name="T50">You can extract</text:span> bibliographic data from an OpenDocument text document and convert it to BibTeX format.</text:p>
        </text:list-item>
        <text:list-item>
          <text:p text:style-name="P44"><text:span text:style-name="T50">You can convert</text:span> OpenDocument text documents to HTML5 using CSS to convert style information.</text:p>
        </text:list-item>
      </text:list>
      <text:p text:style-name="Text_20_body">Although Writer2LaTeX is a general OpenDocument converter, it is primarily designed for use with LibreOffice<text:note text:id="ftn1" text:note-class="footnote"><text:note-citation>1</text:note-citation><text:note-body><text:p text:style-name="P23">It <text:span text:style-name="T44">will probably</text:span> work with Apache OpenOffice <text:span text:style-name="T44">as well.</text:span></text:p></text:note-body></text:note>. You can use Writer2LaTeX</text:p>
      <text:list xml:id="list2086854680705504194" text:style-name="L2">
        <text:list-item>
          <text:p text:style-name="P45">...as an <text:span text:style-name="T2">ex</text:span><text:span text:style-name="T3">tension</text:span> for <text:span text:style-name="T17">LibreOffice providing support for LaTeX, BibTeX and HTML5</text:span></text:p>
        </text:list-item>
        <text:list-item>
          <text:p text:style-name="P45">...as a <text:span text:style-name="T2">command line utility</text:span>, independent of <text:span text:style-name="T17">LibreOffice</text:span>.</text:p>
        </text:list-item>
        <text:list-item>
          <text:p text:style-name="P45">...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6">version </text:span><text:span text:style-name="T10">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30">.</text:span></text:p>
      <text:h text:style-name="Heading_20_2" text:outline-level="2"><text:bookmark-start text:name="__RefHeading__4543_1948605489"/>More about <text:span text:style-name="T50">LaTeX and BibTeX support</text:span><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4077572017513405683" text:style-name="L3">
        <text:list-item>
          <text:p text:style-name="P46">You can use LaTeX as a typesetting engine for your LO documents: Writer2LaTeX can be configured to create a LaTeX document with as much formatting as possible preserved. Note that the resulting LaTeX source will be readable, but not very clean.</text:p>
          <text:p text:style-name="P46">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46">If you need to continue the work on your document in LaTeX your primary interest may be the content rather than the formatting. Writer2LaTeX can instructed to produce a LaTeX document which strips most of the formatting and <text:soft-page-break/>hence produces a clean LaTeX source from <text:span text:style-name="T2">any</text:span> source document.</text:p>
        </text:list-item>
        <text:list-item>
          <text:p text:style-name="P46">Traditionally, LaTeX documents are written by hand using a text editor. Using a graphical frontend like LyX provides a more user friendly alternative. <text:span text:style-name="T30">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text:span text:style-name="T50">HTML5 support</text:span><text:bookmark-end text:name="__RefHeading__4545_1948605489"/></text:h>
      <text:p text:style-name="Text_20_body">The primary goal for Writer2<text:span text:style-name="T50">LaTeX</text:span> is to provide <text:span text:style-name="T2">standards compliant</text:span> <text:span text:style-name="T46">HTML5</text:span> documents which can be customized to your specific needs.</text:p>
      <text:list xml:id="list3536323763972882598" text:style-name="L4">
        <text:list-item>
          <text:p text:style-name="P47">Standards compliance is necessary to ensure consistent results when the document is viewed in different browsers. It is also vital to ensure that the created document can be processed further by other tools. <text:span text:style-name="T50">To facilitate this, Writer2LaTeX creates </text:span><text:span text:style-name="T4">polyglot HTML5</text:span><text:span text:style-name="T12">.</text:span></text:p>
        </text:list-item>
        <text:list-item>
          <text:p text:style-name="P47">Customization means that you can control important aspects about the conversion. In particular you can control the style of the document:</text:p>
          <text:list>
            <text:list-item>
              <text:p text:style-name="P47">You can let Writer<text:span text:style-name="T50">2LaTeX</text:span> convert the style information in the source document and thus get an <text:span text:style-name="T46">HTML5</text:span> document that has the same general appearance as the original, but is adapted to an online environment.</text:p>
            </text:list-item>
            <text:list-item>
              <text:p text:style-name="P47">You can create a document that adapts the style of the document to your own CSS style sheet.</text:p>
            </text:list-item>
          </text:list>
        </text:list-item>
      </text:list>
      <text:h text:style-name="Heading_20_1" text:outline-level="1"><text:bookmark-start text:name="__RefHeading__4547_1948605489"/>Using the <text:span text:style-name="T30">extensions</text:span><text:bookmark-end text:name="__RefHeading__4547_1948605489"/></text:h>
      <text:h text:style-name="Heading_20_2" text:outline-level="2"><text:bookmark-start text:name="__RefHeading__4549_1948605489"/>Installing of the <text:span text:style-name="T30">extensions</text:span><text:bookmark-end text:name="__RefHeading__4549_1948605489"/></text:h>
      <text:p text:style-name="Text_20_body">Writer2LaTeX can work as an e<text:span text:style-name="T30">xtension</text:span> for <text:span text:style-name="T17">LibreOffice Writer.</text:span></text:p>
      <text:p text:style-name="Text_20_body">Two LO extensions are provided:</text:p>
      <text:list xml:id="list6720049169904799068" text:style-name="L5">
        <text:list-item>
          <text:p text:style-name="P48"><text:span text:style-name="T7">writer2latex.oxt</text:span> installs <text:span text:style-name="T30">support for</text:span> LaTeX and BibTeX export in Writer</text:p>
        </text:list-item>
        <text:list-item>
          <text:p text:style-name="P48"><text:span text:style-name="T7">writer2xhtml.oxt</text:span> installs <text:span text:style-name="T30">support for</text:span> HTML<text:span text:style-name="T46">5 </text:span>export in Writer</text:p>
        </text:list-item>
      </text:list>
      <text:p text:style-name="Text_20_body">The two extensions are independent, you can install one or both depending on your needs.</text:p>
      <text:p text:style-name="Text_20_body"><text:span text:style-name="T2">Note</text:span>: Before you install th<text:span text:style-name="T30">e</text:span> extensions, you need to set up LO to use Java. You can configure this in LO under <text:span text:style-name="T7">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30">extensions</text:span><text:bookmark-end text:name="__RefHeading__4551_1948605489"/></text:h>
      <text:p text:style-name="P8">The usage of the extensions is described in the help files: Help – LO Help – Writer2LaTeX/Writer2xhtml.</text:p>
      <text:h text:style-name="P60" text:outline-level="2"><text:bookmark-start text:name="__RefHeading__4787_2050738568"/>Exporting from the command line<text:bookmark-end text:name="__RefHeading__4787_2050738568"/></text:h>
      <text:p text:style-name="P9">You can also use the extensions to export to <text:span text:style-name="T34">LaTeX, </text:span>HTML<text:span text:style-name="T46">5</text:span> from the command line. For example to export to HTML5, use the command line</text:p>
      <text:p text:style-name="P27">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5">The possible </text:span>filter names<text:span text:style-name="T35"> are detailed in the table below.</text:span></text:p>
      <text:p text:style-name="P11">If you are using LO version 4.3.2 or later, you can also pass options to the filter. For example to export to LaTeX with pdfTeX as the backend using latin1 as the input encoding, use the command line</text:p>
      <text:p text:style-name="P28">soffice --headless --convert-to <text:span text:style-name="T36">tex</text:span>:org.openoffice.da.writer2<text:span text:style-name="T36">latex:backend=pdftex,inputencoding=latin1</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39">Format</text:p>
          </table:table-cell>
          <table:table-cell table:style-name="Tabel2.B1" office:value-type="string">
            <text:p text:style-name="P39">FilterName</text:p>
          </table:table-cell>
        </table:table-row>
        <table:table-row>
          <table:table-cell table:style-name="Tabel2.A2" office:value-type="string">
            <text:p text:style-name="P31">LaTeX</text:p>
          </table:table-cell>
          <table:table-cell table:style-name="Tabel2.B2" office:value-type="string">
            <text:p text:style-name="P31"><text:span text:style-name="Source_20_Text">org.openoffice.da.writer2latex</text:span></text:p>
          </table:table-cell>
        </table:table-row>
        <text:soft-page-break/>
        <table:table-row>
          <table:table-cell table:style-name="Tabel2.A2" office:value-type="string">
            <text:p text:style-name="P31">BibTeX</text:p>
          </table:table-cell>
          <table:table-cell table:style-name="Tabel2.B2" office:value-type="string">
            <text:p text:style-name="P31"><text:span text:style-name="Source_20_Text">org.openoffice.da.writer2bibtex</text:span></text:p>
          </table:table-cell>
        </table:table-row>
        <table:table-row>
          <table:table-cell table:style-name="Tabel2.A2" office:value-type="string">
            <text:p text:style-name="P31">HTML5</text:p>
          </table:table-cell>
          <table:table-cell table:style-name="Tabel2.B2" office:value-type="string">
            <text:p text:style-name="P31"><text:span text:style-name="Source_20_Text">org.openoffice.da.writer2xhtml5</text:span></text:p>
          </table:table-cell>
        </table:table-row>
      </table:table>
      <text:h text:style-name="P61"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7">Tools – Options – Writer2LaTeX</text:span> resp. <text:span text:style-name="T7">Writer2xhtml.</text:span> </text:p>
      <text:p text:style-name="Text_20_body">All three exporters uses a configuration file in the user installation folder for LO.</text:p>
      <text:list xml:id="list2109633134225034829" text:style-name="L6">
        <text:list-item>
          <text:p text:style-name="P49">On unix-like systems this folder will usually be something like</text:p>
          <text:p text:style-name="P50"><text:span text:style-name="Source_20_Text">home directory/.</text:span><text:span text:style-name="Source_20_Text"><text:span text:style-name="T18">config/libreoffce/4</text:span></text:span><text:span text:style-name="Source_20_Text">/user</text:span></text:p>
        </text:list-item>
        <text:list-item>
          <text:p text:style-name="P49">On Windows it will usually be something like</text:p>
          <text:p text:style-name="P49"><text:span text:style-name="Source_20_Text">C:\Documents and Settings\username\OpenOffice.org2\user</text:span></text:p>
          <text:p text:style-name="P49">or</text:p>
          <text:p text:style-name="P49"><text:span text:style-name="Source_20_Text">C:\Documents and Settings\username</text:span><text:span text:style-name="Source_20_Text"><text:span text:style-name="T17">\<text:line-break/>Application Data\LibreOffice</text:span></text:span><text:span text:style-name="Source_20_Text">\</text:span><text:span text:style-name="Source_20_Text"><text:span text:style-name="T17">4</text:span></text:span><text:span text:style-name="Source_20_Text">\user</text:span></text:p>
          <text:p text:style-name="P49">(Note that this directory may be hidden.)</text:p>
        </text:list-item>
      </text:list>
      <text:p text:style-name="Text_20_body"><text:span text:style-name="T50">The LaTeX export </text:span>uses a file named <text:span text:style-name="Source_20_Text">writer2latex.xml</text:span>, and <text:span text:style-name="T50">the HTML5 export</text:span> <text:span text:style-name="T44">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text:p>
      <text:p text:style-name="Text_20_body">A configuration package can contain:</text:p>
      <text:list xml:id="list9203708074995569189" text:style-name="L7">
        <text:list-item>
          <text:p text:style-name="P51">A configuration file for Writer2LaTeX, see section <text:reference-ref text:reference-format="chapter" text:ref-name="latex-config">4</text:reference-ref>.</text:p>
        </text:list-item>
        <text:list-item>
          <text:p text:style-name="P51">An HTML<text:span text:style-name="T46">5</text:span> template.</text:p>
        </text:list-item>
        <text:list-item>
          <text:p text:style-name="P51">An LO template.</text:p>
        </text:list-item>
        <text:list-item>
          <text:p text:style-name="P51">An LO registry file to glue the parts together.</text:p>
        </text:list-item>
      </text:list>
      <text:p text:style-name="Text_20_body">The Writer2LaTeX distribution contains a sample configuration package <text:span text:style-name="T7">xhtml-config-sample.oxt</text:span> that demonstrates this.</text:p>
      <text:p text:style-name="Text_20_body">As a demonstration of the principles of configuration packages, you can install this into LO using the Extension Manager:</text:p>
      <text:list xml:id="list3720229393116471415" text:style-name="L8">
        <text:list-item>
          <text:p text:style-name="P52">If you export to HTML<text:span text:style-name="T46">5</text:span>, the dialog will show an additional entry <text:span text:style-name="T7">Sample custom style</text:span> in the Style list.</text:p>
        </text:list-item>
        <text:list-item>
          <text:p text:style-name="P52">If you open <text:span text:style-name="T7">Templates and Documents</text:span> in LO you will find a new folder <text:span text:style-name="T7">xhtml-sample-config</text:span>. This folder contains a Writer template. If you create a document based on this template, <text:span text:style-name="T7">Sample custom style</text:span> will be preselected when you export to HTML<text:span text:style-name="T46">5</text:span>.</text:p>
        </text:list-item>
      </text:list>
      <text:p text:style-name="Text_20_body">You can create your own configuration package based on this sample. Use a zip utility <text:soft-page-break/>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 configuration in this folder. <text:span text:style-name="T50">Y</text:span>ou should also put your HTML<text:span text:style-name="T46">5</text:span>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45">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44">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text:soft-page-break/>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46">5</text:span> only) points to the HTML<text:span text:style-name="T46">5</text:span>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P40"><text:soft-page-break/>LaTeX export</text:p>
      <text:p text:style-name="Text_20_body_20_left_20_justified"><text:span text:style-name="Source_20_Text">backend, inputencoding, </text:span><text:span text:style-name="Source_20_Text"><text:span text:style-name="T53">script, </text:span></text:span><text:span text:style-name="Source_20_Text">multilingual, </text:span><text:span text:style-name="Source_20_Text"><text:span text:style-name="T31">font,</text:span></text:span><text:span text:style-name="Source_20_Text">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20">display_hidden_text,</text:span></text:span><text:span text:style-name="Source_20_Text"> original_image_size, simple_table_limit, float_tables, float_figures, float_options, ignore_hard_page_breaks, ignore_hard_line_breaks, ignore_empty_paragraphs, ignore_double_spaces</text:span></text:p>
      <text:p text:style-name="P40">HTML5 export</text:p>
      <text:p text:style-name="P65"><text:span text:style-name="Source_20_Text"><text:span text:style-name="T51">units, </text:span></text:span><text:span text:style-name="Source_20_Text">scaling, notes, use_dublin_core, ignore_hard_line_breaks, ignore_empty_paragraphs, ignore_double_spaces, split_level, repeat_levels, save_images_in_subdir, </text:span><text:span text:style-name="Source_20_Text"><text:span text:style-name="T54">image_size, embed_svg, embed_img, table_size, </text:span></text:span><text:span text:style-name="Source_20_Text"><text:span text:style-name="T54">column_scaling, </text:span></text:span><text:span text:style-name="Source_20_Text"><text:span text:style-name="T54">multilingual</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1135046794696029130" text:style-name="L9">
        <text:list-item>
          <text:p text:style-name="P53">Unzip <text:span text:style-name="Source_20_Text">writer2latex</text:span><text:span text:style-name="Source_20_Text"><text:span text:style-name="T42">191alpha</text:span></text:span><text:span text:style-name="Source_20_Text">.zip</text:span> into some directory. This will create a subdirectory <text:span text:style-name="Source_20_Text">writer2latex</text:span><text:span text:style-name="Source_20_Text"><text:span text:style-name="T43">19</text:span></text:span>.</text:p>
        </text:list-item>
        <text:list-item>
          <text:p text:style-name="P53">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3">7</text:span>.0_<text:span text:style-name="T23">67</text:span>\bin\java”</text:p>
      <text:h text:style-name="Heading_20_3" text:outline-level="3">Installation for Unix and friends</text:h>
      <text:list xml:id="list504184242268686084" text:style-name="L10">
        <text:list-item>
          <text:p text:style-name="P54">Unzip <text:span text:style-name="Source_20_Text">writer2latex1</text:span><text:span text:style-name="Source_20_Text"><text:span text:style-name="T42">91alpha</text:span></text:span><text:span text:style-name="Source_20_Text">.zip</text:span> into some directory. This will create a subdirectory <text:span text:style-name="Source_20_Text">writer2latex</text:span><text:span text:style-name="Source_20_Text"><text:span text:style-name="T43">19</text:span></text:span>.</text:p>
        </text:list-item>
        <text:list-item>
          <text:p text:style-name="P54">Add this directory to your PATH environment variable (optional but recommended).</text:p>
        </text:list-item>
        <text:list-item>
          <text:p text:style-name="P54">Add execute permissions to <text:span text:style-name="Source_20_Text">w2l</text:span> as follows:</text:p>
          <text:p text:style-name="P64">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9">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1">Convert t<text:span text:style-name="T17">o</text:span> HTML5</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46">5</text:span>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46">5</text:span> template</text:p>
          </table: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text:span text:style-name="T50">LaTeX can extract</text:span> bibliography data to a BibTeX file. For example</text:p>
      <text:p text:style-name="Preformatted_20_Text">w2l -bibtex mydocument.odt</text:p>
      <text:p text:style-name="Text_20_body"><text:soft-page-break/>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46">HTML5</text:span> from the command line</text:h>
      <text:p text:style-name="Text_20_body">The command line</text:p>
      <text:p text:style-name="Preformatted_20_Text">w2l -<text:span text:style-name="T46">html5</text:span> mydocument.odt</text:p>
      <text:p text:style-name="Text_20_body">will convert the document to HTML<text:span text:style-name="T46">5</text:span>, using the filename <text:span text:style-name="Source_20_Text">mydocument.html</text:span>.</text:p>
      <text:p text:style-name="Text_20_body">Likewise the commandline</text:p>
      <text:p text:style-name="Preformatted_20_Text">w2l -html<text:span text:style-name="T46">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752750588860446538" text:style-name="L11">
        <text:list-item>
          <text:p text:style-name="P55"><text:span text:style-name="Source_20_Text">ultraclean.xml</text:span> to produce a <text:span text:style-name="T1">clean</text:span> LaTeX file, ie. almost all the formatting is ignored.</text:p>
        </text:list-item>
        <text:list-item>
          <text:p text:style-name="P55"><text:span text:style-name="Source_20_Text">clean.xml</text:span> is a less radical version; preserves hyperlinks, color and some character formatting.</text:p>
        </text:list-item>
        <text:list-item>
          <text:p text:style-name="P55"><text:span text:style-name="Source_20_Text">pdfscreen.xml</text:span> to produce a LaTeX file which is optimized for screen viewing using the package <text:span text:style-name="Source_20_Text">pdfscreen.sty</text:span>.</text:p>
        </text:list-item>
        <text:list-item>
          <text:p text:style-name="P55"><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P38"><text:span text:style-name="Source_20_Text">script</text:span></text:p>
          </table:table-cell>
          <table:table-cell table:style-name="Tabel12.B2" office:value-type="string">
            <text:p text:style-name="P16">This option is used to specify the main script used in the document. It can have any of the values <text:span text:style-name="Source_20_Text">western</text:span> (scripts based on the latin, cyrillic, greek and armnian alphabet), <text:span text:style-name="Source_20_Text">ctl</text:span> (scripts with complex text layout) and <text:span text:style-name="Source_20_Text">cjk</text:span> (Chinese, Japanese, Korean). This corresponds to the division in LibreOffice. The first setting supports multilingual texts with western scripts using <text:span text:style-name="Source_20_Text">polyglossia</text:span>. The second setting supports monolingual CTL texts using <text:span text:style-name="Source_20_Text">polyglossia</text:span>. The last setting supports monolingual CJK texts using <text:span text:style-name="Source_20_Text">xeCJK</text:span>. This option has no effect if the backedn is not XeTeX.</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ext:soft-page-break/>
        <table:table-row>
          <table:table-cell table:style-name="Tabel12.A2" office:value-type="string">
            <text:p text:style-name="P29"><text:span text:style-name="Source_20_Text"><text:span text:style-name="T32">font</text:span></text:span></text:p>
          </table:table-cell>
          <table:table-cell table:style-name="Tabel12.B2" office:value-type="string">
            <text:p text:style-name="P13">This option is used to select a font scheme. Supported values are <text:span text:style-name="Source_20_Text"><text:span text:style-name="T37">default</text:span></text:span><text:span text:style-name="T37">, </text:span><text:span text:style-name="Source_20_Text"><text:span text:style-name="T37">cmbright</text:span></text:span><text:span text:style-name="T37">, </text:span><text:span text:style-name="Source_20_Text"><text:span text:style-name="T37">ccfonts</text:span></text:span><text:span text:style-name="T37">, </text:span><text:span text:style-name="Source_20_Text"><text:span text:style-name="T37">ccfonts-euler</text:span></text:span><text:span text:style-name="T37">, </text:span><text:span text:style-name="Source_20_Text"><text:span text:style-name="T37">iwona</text:span></text:span><text:span text:style-name="T37">, </text:span><text:span text:style-name="Source_20_Text"><text:span text:style-name="T37">kurier</text:span></text:span><text:span text:style-name="T37">, </text:span><text:span text:style-name="Source_20_Text"><text:span text:style-name="T37">anttor</text:span></text:span><text:span text:style-name="T37">, </text:span><text:span text:style-name="Source_20_Text"><text:span text:style-name="T37">kmath-kerkis</text:span></text:span><text:span text:style-name="T37">, </text:span><text:span text:style-name="Source_20_Text"><text:span text:style-name="T37">fouriernc</text:span></text:span><text:span text:style-name="T37">, </text:span><text:span text:style-name="Source_20_Text"><text:span text:style-name="T37">pxfonts</text:span></text:span><text:span text:style-name="T37">, </text:span><text:span text:style-name="Source_20_Text"><text:span text:style-name="T37">mathpazo</text:span></text:span><text:span text:style-name="T37">, </text:span><text:span text:style-name="Source_20_Text"><text:span text:style-name="T37">mathpple</text:span></text:span><text:span text:style-name="T37">, </text:span><text:span text:style-name="Source_20_Text"><text:span text:style-name="T37">txfonts</text:span></text:span><text:span text:style-name="T37">, </text:span><text:span text:style-name="Source_20_Text"><text:span text:style-name="T37">mathptmx</text:span></text:span><text:span text:style-name="T37">, </text:span><text:span text:style-name="Source_20_Text"><text:span text:style-name="T37">arev</text:span></text:span><text:span text:style-name="T37">, </text:span><text:span text:style-name="Source_20_Text"><text:span text:style-name="T37">charter-mathdesign</text:span></text:span><text:span text:style-name="T37">, </text:span><text:span text:style-name="Source_20_Text"><text:span text:style-name="T37">utopia-mathdesign</text:span></text:span><text:span text:style-name="T37">, </text:span><text:span text:style-name="Source_20_Text"><text:span text:style-name="T37">fourier</text:span></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7">ooo</text:span></text:span><text:span text:style-name="Source_20_Text">math</text:span></text:p>
          </table:table-cell>
          <table:table-cell table:style-name="Tabel12.B2" office:value-type="string">
            <text:p text:style-name="Table_20_Contents"><text:span text:style-name="T25">T</text:span>his option can <text:s/>have the values <text:span text:style-name="Source_20_Text">true</text:span> or <text:span text:style-name="Source_20_Text">false</text:span> (default). This enables the use of the LaTeX package <text:span text:style-name="T17">ooo</text:span><text:span text:style-name="Source_20_Text">math.sty</text:span><text:span text:style-name="T25"> (see section </text:span><text:span text:style-name="T25"><text:bookmark-ref text:reference-format="chapter" text:ref-name="__RefHeading__4583_1948605489">5</text:bookmark-ref></text:span><text:span text:style-name="T25">).</text:span> This package defines <text:s/>number of LaTeX macros used to convert formulas from LO to LaTeX. If this package is not used, the necessary definitions will be included in the LaTeX preamble, which may become quite long – so using <text:span text:style-name="T17">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ext:soft-page-break/>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5"><text:span text:style-name="Source_20_Text">bibtex_</text:span><text:span text:style-name="Source_20_Text"><text:span text:style-name="T39">encoding</text:span></text:span></text:p>
          </table:table-cell>
          <table:table-cell table:style-name="Tabel13.B2" office:value-type="string">
            <text:p text:style-name="P15">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40">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ext:soft-page-break/>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7">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text:soft-page-break/>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11">.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11">Use this option to specify, that all graphics and text boxes should be centered. If you don't want that, set this option to </text:span><text:span text:style-name="Source_20_Text"><text:span text:style-name="T11">false</text:span></text:span><text:span text:style-name="T11">. Default is </text:span><text:span text:style-name="Source_20_Text"><text:span text:style-name="T11">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11">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3">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8809076201341852514" text:style-name="L12">
              <text:list-item>
                <text:p text:style-name="P63"><text:span text:style-name="Source_20_Text">ignore_all</text:span> will instruct Writer2LaTeX to ignore <text:span text:style-name="T2">all</text:span> character, paragraph, heading, list and footnote formatting contained in the document.</text:p>
              </text:list-item>
              <text:list-item>
                <text:p text:style-name="P63"><text:span text:style-name="Source_20_Text">ignore_most</text:span> will preserve basic character formatting.</text:p>
              </text:list-item>
              <text:list-item>
                <text:p text:style-name="P63"><text:span text:style-name="Source_20_Text">convert_basic</text:span> (default) will preserve basic character formatting, paragraph justification and all numberings (lists, headings, footnotes).</text:p>
              </text:list-item>
              <text:list-item>
                <text:p text:style-name="P63"><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63"><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62" text:outline-level="3">Compatibility options</text:h>
      <table:table table:name="Tabel24" table:style-name="Tabel24">
        <table:table-column table:style-name="Tabel24.A"/>
        <table:table-column table:style-name="Tabel24.B"/>
        <table:table-row>
          <table:table-cell table:style-name="Tabel24.A1" office:value-type="string">
            <text:p text:style-name="P32"><text:span text:style-name="Source_20_Text"><text:span text:style-name="T38">old_math_colors</text:span></text:span></text:p>
          </table:table-cell>
          <table:table-cell table:style-name="Tabel24.B1" office:value-type="string">
            <text:p text:style-name="P33">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4"/>
      <text:h text:style-name="P62" text:outline-level="3">Headings</text:h>
      <text:p text:style-name="Text_20_body">The <text:span text:style-name="Source_20_Text">heading_map</text:span> section specifies how headings in LO should map to LaTeX. Eg. the first line in the sample above specifies that the toplevel heading (<text:span text:style-name="T6">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6">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6">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ext:soft-page-break/>This is a rule, that maps paragraphs formatted with style <text:span text:style-name="T6">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6">Title</text:span>, <text:span text:style-name="T6">author</text:span> and <text:span text:style-name="T6">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6">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text:soft-page-break/>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6">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text:span text:style-name="T50">HTML5</text:span> configuration<text:bookmark-end text:name="__RefHeading__4573_1948605489"/></text:h>
      <text:p text:style-name="Text_20_body">Also the HTML<text:span text:style-name="T46">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text:span text:style-name="T51">units</text:span>" value="<text:span text:style-name="T51">rem</text:span>"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text:span text:style-name="T50">LaTeX</text:span> as an export filter.</text:p>
      <text:h text:style-name="Heading_20_3" text:outline-level="3"><text:soft-page-break/>Style options</text:h>
      <text:p text:style-name="Text_20_body">You can control some general aspects of the generated <text:span text:style-name="T46">HTML5</text:span>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46">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46">5</text:span>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text:span text:style-name="T50">2LaTeX</text:span> will not include the <text:span text:style-name="Source_20_Text">!DOCTYPE</text:span> declaration in the converted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text:span text:style-name="T50">LaTeX</text:span> will use named character entities as defined by HTML<text:span text:style-name="T46">5</text:span>. <text:span text:style-name="T46">A</text:span>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46">5</text:span>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46">5</text:span> document is split over several files (thus avoiding repeating the style information in every file).</text:p>
          </table:table-cell>
        </table:table-row>
        <text:soft-page-break/>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46">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ext:soft-page-break/>
        <table:table-row>
          <table:table-cell table:style-name="Tabel5.A2" office:value-type="string">
            <text:p text:style-name="Table_20_Contents"><text:span text:style-name="Source_20_Text">table_size</text:span><text:span text:style-name="Source_20_Text"><text:note text:id="ftn5" text:note-class="footnote"><text:note-citation>5</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6</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text:span text:style-name="T50">LaTeX</text:span>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46">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4">This option is used to specifiy the maximum width of the text (HTML<text:span text:style-name="T46">5</text:span>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ext:span text:style-name="T48">y</text:span>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P36"><text:span text:style-name="Source_20_Text"><text:span text:style-name="T5">units</text:span></text:span><text:span text:style-name="Source_20_Text"><text:span text:style-name="T5"><text:note text:id="ftn7" text:note-class="footnote"><text:note-citation>7</text:note-citation><text:note-body><text:p text:style-name="P24">This option replaces the option convert_to_px (the old option is still supported).</text:p></text:note-body></text:note></text:span></text:span></text:p>
          </table:table-cell>
          <table:table-cell table:style-name="Tabel6.B1" office:value-type="string">
            <text:p text:style-name="P37">This option can have the value <text:span text:style-name="Source_20_Text">original</text:span>,(use the original units in the source document), <text:span text:style-name="Source_20_Text">px</text:span> (convert to pixels) or <text:span text:style-name="Source_20_Text">rem</text:span> (default, convert to rem units).</text:p>
            <text:p text:style-name="P37">Unit conversion assumes 1 in=96 px and 1 em=16 px.</text:p>
            <text:p text:style-name="P36"><text:span text:style-name="T51">You can change this with the </text:span><text:span text:style-name="Source_20_Text"><text:span text:style-name="T51">scaling</text:span></text:span><text:span text:style-name="T51"> option. </text:span>Eg. a scaling of <text:span text:style-name="Source_20_Text">75%</text:span> will change the resolution <text:span text:style-name="T51">from 96ppi </text:span>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text:span text:style-name="T52">the </text:span>old options <text:span text:style-name="Source_20_Text"><text:span text:style-name="T13">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46">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9" text:note-class="footnote"><text:note-citation>9</text:note-citation><text:note-body><text:p text:style-name="P22">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22">embed</text:span></text:span><text:span text:style-name="Source_20_Text">_svg</text:span></text:p>
          </table:table-cell>
          <table:table-cell table:style-name="Tabel7.B2" office:value-type="string">
            <text:p text:style-name="Table_20_Contents"><text:span text:style-name="T46">Yo</text:span>u can set this option to <text:span text:style-name="Source_20_Text">true</text:span> <text:span text:style-name="T22">t</text:span>o export vector graphics <text:span text:style-name="T22">embedded in the HTML5 documents as </text:span>SVG (scalable vector graphics). <text:span text:style-name="T19">If set to </text:span><text:span text:style-name="Source_20_Text"><text:span text:style-name="T19">false</text:span></text:span><text:span text:style-name="T19"> (default), external SVG image files will be used.</text:span></text:p>
          </table:table-cell>
        </table:table-row>
        <text:soft-page-break/>
        <table:table-row>
          <table:table-cell table:style-name="Tabel7.A2" office:value-type="string">
            <text:p text:style-name="P30"><text:span text:style-name="Source_20_Text">embed_img</text:span></text:p>
          </table:table-cell>
          <table:table-cell table:style-name="Tabel7.B2" office:value-type="string">
            <text:p text:style-name="P30">If you set this option to <text:span text:style-name="Source_20_Text">true</text:span> (default is <text:span text:style-name="Source_20_Text">false</text:span>), all images will be embedded directly in the HTML<text:span text:style-name="T46">5</text:span>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text:span text:style-name="T46">HTML5</text:span> export, the format will be as specified in <text:a xlink:type="simple" xlink:href="http://dublincore.org/documents/dcq-html/" text:style-name="Internet_20_link" text:visited-style-name="Visited_20_Internet_20_Link">http://dublincore.org/documents/dcq-html/</tex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text:span text:style-name="T46">HTML5</text:span>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text:span><text:span text:style-name="Source_20_Text"><text:span text:style-name="T33">d</text:span></text:span><text:span text:style-name="Source_20_Text">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text:span text:style-name="T49">is mainly intended in combination with file split, which will produce an external table of contents.</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text:span text:style-name="T50">LaTeX</text:span>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text:span text:style-name="T50">LaTeX</text:span> to ignore empty paragraphs..</text:p>
          </table:table-cell>
        </table:table-row>
        <text:soft-page-break/>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text:span text:style-name="T50">LaTeX</text:span>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11">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text:span text:style-name="T50">2LaTeX</text:span>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text:span text:style-name="T46">HTML5</text:span>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Style maps</text:h>
      <text:p text:style-name="Text_20_body">In addition to the options, you can specify that certain styles in Writer should be mapped to specific <text:span text:style-name="T46">HTML5</text:span> elements and CSS style classes. Here are some examples showing how to use some of the built-in Writer styles to create HTML<text:span text:style-name="T46">5</text:span> elements:</text:p>
      <text:p text:style-name="Preformatted_20_Text"><text:soft-page-break/>&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583865564468304286" text:style-name="L13">
        <text:list-item>
          <text:p text:style-name="P56"><text:span text:style-name="Source_20_Text">name</text:span> specifies the name of the Writer style.</text:p>
        </text:list-item>
        <text:list-item>
          <text:p text:style-name="P56"><text:span text:style-name="Source_20_Text">family</text:span><text:note text:id="ftn10" text:note-class="footnote"><text:note-citation>10</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6"><text:span text:style-name="Source_20_Text">element</text:span> specifies the HTML<text:span text:style-name="T46">5</text:span> element to use when converting this style. This is not used for frame and list styles.</text:p>
        </text:list-item>
        <text:list-item>
          <text:p text:style-name="P56"><text:span text:style-name="Source_20_Text">css</text:span> specifies the CSS style class to use when converting this style. If it is not specified or the value is <text:span text:style-name="Source_20_Text">“(none)”</text:span>, no CSS class will be used.</text:p>
        </text:list-item>
        <text:list-item>
          <text:p text:style-name="P56"><text:span text:style-name="Source_20_Text">block-element</text:span> only has effect for paragraph and heading styles. For paragraphs it is used to specify a block HTML<text:span text:style-name="T46">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6"><text:span text:style-name="Source_20_Text">block-css</text:span> specifies the CSS style class to be used for this block element. If it <text:soft-page-break/>is not specified or the value is <text:span text:style-name="Source_20_Text">“(none)”</text:span>, no CSS class will be used.</text:p>
        </text:list-item>
        <text:list-item>
          <text:p text:style-name="P57"><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11">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text:span text:style-name="T46">HTML5</text:span> templates</text:p>
      <text:p text:style-name="Text_20_body">You can use your own HTML<text:span text:style-name="T46">5</text:span> document as a template for the generated HTML<text:span text:style-name="T46">5</text:span> documents. This should be an ordinary HTML<text:span text:style-name="T46">5</text:span> file (do not include DOCTYPE declaration) with some special elements:</text:p>
      <text:list xml:id="list228385232702584960" text:style-name="L14">
        <text:list-item>
          <text:p text:style-name="P58">A<text:span text:style-name="T21">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58"><text:span text:style-name="T21">E</text:span>lements with the id <text:span text:style-name="Source_20_Text">header</text:span> or <text:span text:style-name="Source_20_Text">footer</text:span> (optional) will be filled with a simple navigation panel using a first/previous/next/last scheme.</text:p>
        </text:list-item>
        <text:list-item>
          <text:p text:style-name="P58"><text:span text:style-name="T21">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text:soft-page-break/>&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26">&lt;html&gt;</text:p>
      <text:p text:style-name="P26"><text:s text:c="2"/>&lt;head&gt;</text:p>
      <text:p text:style-name="P26"><text:s text:c="4"/>&lt;title/&gt;</text:p>
      <text:p text:style-name="P26"><text:s text:c="2"/>&lt;/head&gt;</text:p>
      <text:p text:style-name="P26"><text:s text:c="2"/>&lt;body&gt;</text:p>
      <text:p text:style-name="P26"><text:s text:c="4"/><text:span text:style-name="T21">&lt;header&gt;</text:span>&lt;<text:span text:style-name="T21">nav</text:span> id='header' /&gt;<text:span text:style-name="T21">&lt;/header&gt;</text:span></text:p>
      <text:p text:style-name="P26"><text:s text:c="4"/><text:span text:style-name="T21">&lt;aside&gt;</text:span>&lt;<text:span text:style-name="T21">nav</text:span> id='<text:span text:style-name="T21">panel</text:span>' /&gt;<text:span text:style-name="T21">&lt;/aside&gt;</text:span></text:p>
      <text:p text:style-name="P26"><text:s text:c="4"/>&lt;div id='content' /&gt;</text:p>
      <text:p text:style-name="P26"><text:s text:c="4"/><text:span text:style-name="T21">&lt;footer&gt;</text:span>&lt;<text:span text:style-name="T21">nav</text:span> id='<text:span text:style-name="T21">footer</text:span>' /&gt;<text:span text:style-name="T21">&lt;/footer&gt;</text:span></text:p>
      <text:p text:style-name="P26"><text:s text:c="2"/>&lt;/body&gt;</text:p>
      <text:p text:style-name="P25">&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text:span text:style-name="T46">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46">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7">LibreOffice</text:span> to create HTML<text:span text:style-name="T46">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46">5</text:span> content, which can be formatted with your own stylesheet (you should edit the file to add the URL to the stylesheet you want to use).</text:p>
      <text:p text:style-name="Text_20_body">A subset of the built-in styles in Writer are mapped to HTML<text:span text:style-name="T46">5</text:span> elements (note that the style names are localized, so this is for the english version of <text:span text:style-name="T17">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ext:soft-page-break/>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46">5</text:span> documents. See the document <text:span text:style-name="Source_20_Text">sample-xhtml.</text:span><text:span text:style-name="Source_20_Text"><text:span text:style-name="T47">odt</text:span></text:span> for an example of how to use this.</text:p>
      <text:h text:style-name="Heading_20_3" text:outline-level="3">Links</text:h>
      <text:p text:style-name="Text_20_body">LO does not support all kind of HTML<text:span text:style-name="T46">5</text:span> link attributes, for example you cannot set <text:span text:style-name="Source_20_Text">title</text:span> or <text:span text:style-name="Source_20_Text">rel</text:span>. Writer2<text:span text:style-name="T50">LaTeX</text:span>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46">5</text:span>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text:span text:style-name="T46">5</text:span> link like</text:p>
      <text:p text:style-name="Preformatted_20_Text">&lt;a href="..." name="My name" title="My name"&gt;</text:p>
      <text:h text:style-name="Heading_20_1" text:outline-level="1"><text:bookmark-start text:name="__RefHeading__4583_1948605489"/><text:reference-mark text:name="writer.sty"/>The LaTeX package <text:span text:style-name="Source_20_Text"><text:span text:style-name="T15">ooom</text:span></text:span><text:span text:style-name="Source_20_Text"><text:span text:style-name="T14">ath.sty</text:span></text:span><text:bookmark-end text:name="__RefHeading__4583_1948605489"/></text:h>
      <text:p text:style-name="Text_20_body">LO/<text:span text:style-name="T24">AOO</text:span> Math has a few features that are not available in standard LaTeX packages. <text:span text:style-name="T24">To support those features, </text:span>Writer2LaTeX will insert <text:span text:style-name="T24">d</text:span>efinitions in the LaTeX preamble. <text:span text:style-name="T24">As an alternative, </text:span>Writer2LaTeX <text:span text:style-name="T24">provides an</text:span> optional package <text:span text:style-name="Source_20_Text"><text:span text:style-name="T17">ooom</text:span></text:span><text:span text:style-name="Source_20_Text">ath.sty</text:span> which implements these constructions. This packages is only needed for documents containing formulas. <text:span text:style-name="T25">Setting the option </text:span><text:span text:style-name="Source_20_Text"><text:span text:style-name="T24">use_ooomath</text:span></text:span> <text:span text:style-name="T25">to true enables the use of this package (see section </text:span><text:span text:style-name="T25"><text:bookmark-ref text:reference-format="chapter" text:ref-name="__RefHeading__4571_1948605489">4.1</text:bookmark-ref></text:span><text:span text:style-name="T25">)</text:span></text:p>
      <text:p text:style-name="Text_20_body">It is sufficient to p<text:span text:style-name="T25">ut</text:span> <text:span text:style-name="Source_20_Text"><text:span text:style-name="T17">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5">Live on Linux and </text:span>and MikTeX <text:span text:style-name="T25">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5">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5">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5">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5">ooo</text:span></text:span><text:span text:style-name="Source_20_Text">math.sty</text:span> as follows:</text:p>
      <text:p text:style-name="P7"><text:span text:style-name="T27">First you should create a local texmf tree if it does note already exist. Start MikTeX settings (</text:span><text:span text:style-name="T9">All Programs – MikTeX – Maintenance – Settings</text:span><text:span text:style-name="T27">). Choose the </text:span><text:span text:style-name="T9">admin</text:span><text:span text:style-name="T27"> variants if you want to install for all users. If the list on the tab page </text:span><text:span text:style-name="T9">Roots</text:span><text:span text:style-name="T27"> is empty, create a suitable directory such as </text:span><text:span text:style-name="Source_20_Text"><text:span text:style-name="T28">C:\localtexmf</text:span></text:span><text:span text:style-name="T27">, click </text:span><text:span text:style-name="T9">Add</text:span><text:span text:style-name="T27"> and select this directory.</text:span></text:p>
      <text:p text:style-name="P7">Copy <text:span text:style-name="Source_20_Text"><text:span text:style-name="T25">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6">General</text:span>, click the button <text:span text:style-name="T6">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oft-page-break/><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46">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ext:soft-page-break/>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46">5</text:span> template to use (HTML<text:span text:style-name="T46">5</text:span> only)</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2201329073086772285" text:style-name="L15">
        <text:list-item>
          <text:p text:style-name="P59">The method <text:span text:style-name="Source_20_Text">convertFormula</text:span> converts a StarMath string to a LaTeX string</text:p>
        </text:list-item>
        <text:list-item>
          <text:p text:style-name="P59">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6">Writer2LaTeX can convert quite large files. But if </text:span>you have a <text:span text:style-name="T26">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6">512</text:span>M -jar writer2latex.jar bigFile.sxw out.tex</text:p>
      <text:p text:style-name="Text_20_body">In the example, the heap size is set to <text:span text:style-name="T26">512</text:span> Megabyte of RAM. If you still get the “heap space” error, <text:s/>try setting the available memory <text:span text:style-name="T26">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7">Tools – Options – </text:span><text:span text:style-name="T8">LibreOffice</text:span><text:span text:style-name="T7"> – </text:span><text:span text:style-name="T8">Advanced</text:span>. Click <text:span text:style-name="T7">Parameters</text:span>, and add the parameter <text:span text:style-name="Source_20_Text">-Xmx</text:span><text:span text:style-name="Source_20_Text"><text:span text:style-name="T26">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7 Troubleshooting</text:chapter><text:tab/><text:tab/>Page <text:page-number text:select-page="current">39</text:page-number></text:p>
      </style:header>
      <style:header-left>
        <text:p text:style-name="Header">Page <text:page-number text:select-page="current">38</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4-05T09:20:32.835688238</dc:date>
    <meta:print-date>2004-06-29T10:09:33</meta:print-date>
    <dc:language>en-US</dc:language>
    <meta:editing-cycles>395</meta:editing-cycles>
    <meta:editing-duration>P1DT19H32M46S</meta:editing-duration>
    <meta:document-statistic meta:table-count="22" meta:image-count="1" meta:object-count="0" meta:page-count="39" meta:paragraph-count="921" meta:word-count="10614" meta:character-count="70365" meta:non-whitespace-character-count="59943"/>
    <meta:user-defined meta:name="Info 1"/>
    <meta:user-defined meta:name="Info 2"/>
    <meta:user-defined meta:name="Info 3"/>
    <meta:user-defined meta:name="Info 4"/>
  </office:meta>
</office:document-meta>
</file>